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JsonViewTest.process( Object object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JsonViewTest.test_json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astJsonJsonView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astJsonJsonViewTest.test_jsonp_invalid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JsonJsonView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